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0.0008in solid #000000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7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7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8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1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2" style:family="table-cell" style:parent-style-name="Default">
      <style:text-properties fo:color="#00ae00"/>
    </style:style>
    <style:style style:name="ce233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4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8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4" style:family="table-cell" style:parent-style-name="Default">
      <style:table-cell-properties fo:border="0.0008in solid #000000"/>
    </style:style>
    <style:style style:name="ce245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5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9" style:family="table-cell" style:parent-style-name="Default">
      <style:table-cell-properties fo:border-bottom="0.0346in solid #008000" fo:border-left="none" fo:border-right="none" fo:border-top="none"/>
    </style:style>
    <style:style style:name="ce260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6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7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8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7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0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>
      <style:text-properties fo:font-weight="bold" style:font-weight-asian="bold" style:font-weight-complex="bold"/>
    </style:style>
    <style:style style:name="ce303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14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21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30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50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3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4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6" style:family="table-cell" style:parent-style-name="Default">
      <style:table-cell-properties fo:background-color="transparent"/>
      <style:text-properties style:use-window-font-color="true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ackground-color="transparent" fo:border="none"/>
      <style:text-properties style:use-window-font-color="true"/>
    </style:style>
    <style:style style:name="ce36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3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7"/>
        <table:table-column table:style-name="co4" table:default-cell-style-name="ce18"/>
        <table:table-column table:style-name="co7" table:default-cell-style-name="ce177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3-04-25T07:05:46">
            <text:p>04/25/13 07:05 A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5"/>
          <table:covered-table-cell table:style-name="ce76"/>
          <table:covered-table-cell table:style-name="ce185"/>
          <table:covered-table-cell table:style-name="ce284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1" office:value-type="float" office:value="28">
            <text:p>28</text:p>
          </table:table-cell>
          <table:table-cell table:style-name="ce180" table:formula="of:=[.V2]-1" office:value-type="float" office:value="27">
            <text:p>27</text:p>
          </table:table-cell>
          <table:table-cell table:style-name="ce180" table:formula="of:=[.W2]-1" office:value-type="float" office:value="26">
            <text:p>26</text:p>
          </table:table-cell>
          <table:table-cell table:style-name="ce180" table:formula="of:=[.X2]-1" office:value-type="float" office:value="25">
            <text:p>25</text:p>
          </table:table-cell>
          <table:table-cell table:style-name="ce180" table:formula="of:=[.Y2]-1" office:value-type="float" office:value="24">
            <text:p>24</text:p>
          </table:table-cell>
          <table:table-cell table:style-name="ce180" table:formula="of:=[.Z2]-1" office:value-type="float" office:value="23">
            <text:p>23</text:p>
          </table:table-cell>
          <table:table-cell table:style-name="ce180" table:formula="of:=[.AA2]-1" office:value-type="float" office:value="22">
            <text:p>22</text:p>
          </table:table-cell>
          <table:table-cell table:style-name="ce180" table:formula="of:=[.AB2]-1" office:value-type="float" office:value="21">
            <text:p>21</text:p>
          </table:table-cell>
          <table:table-cell table:style-name="ce180" table:formula="of:=[.AC2]-1" office:value-type="float" office:value="20">
            <text:p>20</text:p>
          </table:table-cell>
          <table:table-cell table:style-name="ce180" table:formula="of:=[.AD2]-1" office:value-type="float" office:value="19">
            <text:p>19</text:p>
          </table:table-cell>
          <table:table-cell table:style-name="ce180" table:formula="of:=[.AE2]-1" office:value-type="float" office:value="18">
            <text:p>18</text:p>
          </table:table-cell>
          <table:table-cell table:style-name="ce180" table:formula="of:=[.AF2]-1" office:value-type="float" office:value="17">
            <text:p>17</text:p>
          </table:table-cell>
          <table:table-cell table:style-name="ce180" table:formula="of:=[.AG2]-1" office:value-type="float" office:value="16">
            <text:p>16</text:p>
          </table:table-cell>
          <table:table-cell table:style-name="ce180" table:formula="of:=[.AH2]-1" office:value-type="float" office:value="15">
            <text:p>15</text:p>
          </table:table-cell>
          <table:table-cell table:style-name="ce180" table:formula="of:=[.AI2]-1" office:value-type="float" office:value="14">
            <text:p>14</text:p>
          </table:table-cell>
          <table:table-cell table:style-name="ce180" table:formula="of:=[.AJ2]-1" office:value-type="float" office:value="13">
            <text:p>13</text:p>
          </table:table-cell>
          <table:table-cell table:style-name="ce180" table:formula="of:=[.AK2]-1" office:value-type="float" office:value="12">
            <text:p>12</text:p>
          </table:table-cell>
          <table:table-cell table:style-name="ce180" table:formula="of:=[.AL2]-1" office:value-type="float" office:value="11">
            <text:p>11</text:p>
          </table:table-cell>
          <table:table-cell table:style-name="ce180" table:formula="of:=[.AM2]-1" office:value-type="float" office:value="10">
            <text:p>10</text:p>
          </table:table-cell>
          <table:table-cell table:style-name="ce180" table:formula="of:=[.AN2]-1" office:value-type="float" office:value="9">
            <text:p>9</text:p>
          </table:table-cell>
          <table:table-cell table:style-name="ce180" table:formula="of:=[.AO2]-1" office:value-type="float" office:value="8">
            <text:p>8</text:p>
          </table:table-cell>
          <table:table-cell table:style-name="ce180" table:formula="of:=[.AP2]-1" office:value-type="float" office:value="7">
            <text:p>7</text:p>
          </table:table-cell>
          <table:table-cell table:style-name="ce180" table:formula="of:=[.AQ2]-1" office:value-type="float" office:value="6">
            <text:p>6</text:p>
          </table:table-cell>
          <table:table-cell table:style-name="ce180" table:formula="of:=[.AR2]-1" office:value-type="float" office:value="5">
            <text:p>5</text:p>
          </table:table-cell>
          <table:table-cell table:style-name="ce180" table:formula="of:=[.AS2]-1" office:value-type="float" office:value="4">
            <text:p>4</text:p>
          </table:table-cell>
          <table:table-cell table:style-name="ce180" table:formula="of:=[.AT2]-1" office:value-type="float" office:value="3">
            <text:p>3</text:p>
          </table:table-cell>
          <table:table-cell table:style-name="ce180" table:formula="of:=[.AU2]-1" office:value-type="float" office:value="2">
            <text:p>2</text:p>
          </table:table-cell>
          <table:table-cell table:style-name="ce180" table:formula="of:=[.AV2]-1" office:value-type="float" office:value="1">
            <text:p>1</text:p>
          </table:table-cell>
          <table:table-cell table:style-name="ce180" table:formula="of:=[.AW2]-1" office:value-type="float" office:value="0">
            <text:p>0</text:p>
          </table:table-cell>
          <table:table-cell table:style-name="ce73"/>
          <table:table-cell table:style-name="ce244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1" office:value-type="float" office:value="0">
            <text:p>0</text:p>
          </table:table-cell>
          <table:table-cell table:style-name="ce180" table:formula="of:=[.V3]+1" office:value-type="float" office:value="1">
            <text:p>1</text:p>
          </table:table-cell>
          <table:table-cell table:style-name="ce180" table:formula="of:=[.W3]+1" office:value-type="float" office:value="2">
            <text:p>2</text:p>
          </table:table-cell>
          <table:table-cell table:style-name="ce180" table:formula="of:=[.X3]+1" office:value-type="float" office:value="3">
            <text:p>3</text:p>
          </table:table-cell>
          <table:table-cell table:style-name="ce180" table:formula="of:=[.Y3]+1" office:value-type="float" office:value="4">
            <text:p>4</text:p>
          </table:table-cell>
          <table:table-cell table:style-name="ce180" table:formula="of:=[.Z3]+1" office:value-type="float" office:value="5">
            <text:p>5</text:p>
          </table:table-cell>
          <table:table-cell table:style-name="ce180" table:formula="of:=[.AA3]+1" office:value-type="float" office:value="6">
            <text:p>6</text:p>
          </table:table-cell>
          <table:table-cell table:style-name="ce180" table:formula="of:=[.AB3]+1" office:value-type="float" office:value="7">
            <text:p>7</text:p>
          </table:table-cell>
          <table:table-cell table:style-name="ce180" table:formula="of:=[.AC3]+1" office:value-type="float" office:value="8">
            <text:p>8</text:p>
          </table:table-cell>
          <table:table-cell table:style-name="ce180" table:formula="of:=[.AD3]+1" office:value-type="float" office:value="9">
            <text:p>9</text:p>
          </table:table-cell>
          <table:table-cell table:style-name="ce180" table:formula="of:=[.AE3]+1" office:value-type="float" office:value="10">
            <text:p>10</text:p>
          </table:table-cell>
          <table:table-cell table:style-name="ce180" table:formula="of:=[.AF3]+1" office:value-type="float" office:value="11">
            <text:p>11</text:p>
          </table:table-cell>
          <table:table-cell table:style-name="ce180" table:formula="of:=[.AG3]+1" office:value-type="float" office:value="12">
            <text:p>12</text:p>
          </table:table-cell>
          <table:table-cell table:style-name="ce180" table:formula="of:=[.AH3]+1" office:value-type="float" office:value="13">
            <text:p>13</text:p>
          </table:table-cell>
          <table:table-cell table:style-name="ce180" table:formula="of:=[.AI3]+1" office:value-type="float" office:value="14">
            <text:p>14</text:p>
          </table:table-cell>
          <table:table-cell table:style-name="ce180" table:formula="of:=[.AJ3]+1" office:value-type="float" office:value="15">
            <text:p>15</text:p>
          </table:table-cell>
          <table:table-cell table:style-name="ce180" table:formula="of:=[.AK3]+1" office:value-type="float" office:value="16">
            <text:p>16</text:p>
          </table:table-cell>
          <table:table-cell table:style-name="ce180" table:formula="of:=[.AL3]+1" office:value-type="float" office:value="17">
            <text:p>17</text:p>
          </table:table-cell>
          <table:table-cell table:style-name="ce180" table:formula="of:=[.AM3]+1" office:value-type="float" office:value="18">
            <text:p>18</text:p>
          </table:table-cell>
          <table:table-cell table:style-name="ce180" table:formula="of:=[.AN3]+1" office:value-type="float" office:value="19">
            <text:p>19</text:p>
          </table:table-cell>
          <table:table-cell table:style-name="ce180" table:formula="of:=[.AO3]+1" office:value-type="float" office:value="20">
            <text:p>20</text:p>
          </table:table-cell>
          <table:table-cell table:style-name="ce180" table:formula="of:=[.AP3]+1" office:value-type="float" office:value="21">
            <text:p>21</text:p>
          </table:table-cell>
          <table:table-cell table:style-name="ce180" table:formula="of:=[.AQ3]+1" office:value-type="float" office:value="22">
            <text:p>22</text:p>
          </table:table-cell>
          <table:table-cell table:style-name="ce180" table:formula="of:=[.AR3]+1" office:value-type="float" office:value="23">
            <text:p>23</text:p>
          </table:table-cell>
          <table:table-cell table:style-name="ce180" table:formula="of:=[.AS3]+1" office:value-type="float" office:value="24">
            <text:p>24</text:p>
          </table:table-cell>
          <table:table-cell table:style-name="ce180" table:formula="of:=[.AT3]+1" office:value-type="float" office:value="25">
            <text:p>25</text:p>
          </table:table-cell>
          <table:table-cell table:style-name="ce180" table:formula="of:=[.AU3]+1" office:value-type="float" office:value="26">
            <text:p>26</text:p>
          </table:table-cell>
          <table:table-cell table:style-name="ce180" table:formula="of:=[.AV3]+1" office:value-type="float" office:value="27">
            <text:p>27</text:p>
          </table:table-cell>
          <table:table-cell table:style-name="ce180" table:formula="of:=[.AW3]+1" office:value-type="float" office:value="28">
            <text:p>28</text:p>
          </table:table-cell>
          <table:table-cell table:style-name="ce73"/>
          <table:table-cell table:style-name="ce180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2" office:value-type="string">
            <text:p>Priority</text:p>
          </table:table-cell>
          <table:table-cell table:style-name="ce186" office:value-type="string">
            <text:p>Frame-type</text:p>
          </table:table-cell>
          <table:table-cell table:style-name="ce198" office:value-type="string" table:number-columns-spanned="3" table:number-rows-spanned="1">
            <text:p>CAN Frame Type</text:p>
          </table:table-cell>
          <table:covered-table-cell table:number-columns-repeated="2" table:style-name="ce186"/>
          <table:table-cell table:style-name="ce204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4"/>
          <table:table-cell table:style-name="ce204" office:value-type="string" table:number-columns-spanned="12" table:number-rows-spanned="1">
            <text:p>Source-alias</text:p>
          </table:table-cell>
          <table:covered-table-cell table:number-columns-repeated="11" table:style-name="ce204"/>
          <table:table-cell table:style-name="ce268"/>
          <table:table-cell table:style-name="ce275" office:value-type="string">
            <text:p>CAN Header</text:p>
            <text:p>(hex)</text:p>
          </table:table-cell>
          <table:table-cell table:style-name="ce285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2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1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180" office:value-type="float" office:value="12" table:number-columns-spanned="12" table:number-rows-spanned="1">
            <text:p>12</text:p>
          </table:table-cell>
          <table:covered-table-cell table:number-columns-repeated="11" table:style-name="ce180"/>
          <table:table-cell table:style-name="ce180" office:value-type="float" office:value="12" table:number-columns-spanned="12" table:number-rows-spanned="1">
            <text:p>12</text:p>
          </table:table-cell>
          <table:covered-table-cell table:number-columns-repeated="11" table:style-name="ce180"/>
          <table:table-cell table:style-name="ce73"/>
          <table:table-cell table:style-name="ce276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3"/>
          <table:table-cell table:style-name="ce187"/>
          <table:table-cell table:style-name="ce187" table:number-columns-spanned="3" table:number-rows-spanned="1"/>
          <table:covered-table-cell table:number-columns-repeated="2" table:style-name="ce187"/>
          <table:table-cell table:style-name="ce187" table:number-columns-spanned="12" table:number-rows-spanned="1"/>
          <table:covered-table-cell table:number-columns-repeated="11" table:style-name="ce187"/>
          <table:table-cell table:style-name="ce187" table:number-columns-spanned="12" table:number-rows-spanned="1"/>
          <table:covered-table-cell table:number-columns-repeated="11" table:style-name="ce187"/>
          <table:table-cell table:style-name="ce269"/>
          <table:table-cell table:style-name="ce277"/>
          <table:table-cell table:style-name="ce286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02in" draw:caption-point-x="-0.2402in" draw:caption-point-y="0.6059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276in" draw:caption-point-x="-0.2402in" draw:caption-point-y="0.6059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185in" draw:caption-point-x="-0.2051in" draw:caption-point-y="0.5827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8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8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8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9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5" office:value-type="float" office:value="1">
            <text:p>1</text:p>
          </table:table-cell>
          <table:table-cell table:style-name="ce185" office:value-type="float" office:value="1" table:number-columns-spanned="3" table:number-rows-spanned="1">
            <text:p>1</text:p>
          </table:table-cell>
          <table:covered-table-cell table:number-columns-repeated="2" table:style-name="ce185"/>
          <table:table-cell table:style-name="ce208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7"/>
          <table:table-cell table:style-name="ce185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6"/>
          <table:table-cell table:style-name="ce278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90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81" office:value-type="float" office:value="1">
            <text:p>1</text:p>
          </table:table-cell>
          <table:table-cell table:style-name="ce181" office:value-type="float" office:value="1" table:number-columns-spanned="3" table:number-rows-spanned="1">
            <text:p>1</text:p>
          </table:table-cell>
          <table:covered-table-cell table:number-columns-repeated="2" table:style-name="ce181"/>
          <table:table-cell table:style-name="ce209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8"/>
          <table:table-cell table:style-name="ce181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8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91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7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673in" draw:caption-point-x="-0.2402in" draw:caption-point-y="0.6059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8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02in" draw:caption-point-x="-0.2402in" draw:caption-point-y="0.6059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37in" draw:caption-point-x="-0.2402in" draw:caption-point-y="0.6059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717in" draw:caption-point-x="-0.2402in" draw:caption-point-y="0.6059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8" office:value-type="string">
            <text:p>EventID with mask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067in" draw:caption-point-x="-0.2402in" draw:caption-point-y="0.6059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413in" draw:caption-point-x="-0.2402in" draw:caption-point-y="0.6059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8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7764in" draw:caption-point-x="-0.2402in" draw:caption-point-y="0.6059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8"/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11in" draw:caption-point-x="-0.2402in" draw:caption-point-y="0.6059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9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8" office:value-type="string" table:number-columns-spanned="1" table:number-rows-spanned="2">
            <text:p>Traction Control</text:p>
          </table:table-cell>
          <table:table-cell table:style-name="ce22" office:value-type="string">
            <office:annotation draw:style-name="gr11" draw:text-style-name="P2" svg:width="1.7114in" svg:height="0.3902in" svg:x="3.0008in" svg:y="5.2787in" draw:caption-point-x="-0.2402in" draw:caption-point-y="0.6059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5" table:number-columns-spanned="5" table:number-rows-spanned="1">
            <text:p>15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31]*2+[.D31])*2+[.E31])*2+[.F31])*4+[.G31])*32+[.I31])*2+[.N31])*2+[.O31])*2+[.P31])*4+[.Q31];4)" office:value-type="string" office:string-value="05EA">
            <text:p>05EA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1]=1;&quot;ddd&quot;;DEC2HEX((((((([.G31]*32+[.I31])*2+[.N31])*2+[.O31])*2+[.P31])*4+[.Q31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31]*2+[.W31])*8+[.X31];2);[.AA31];[.AM31];&quot;]&quot;)" office:value-type="string" office:string-value="[195EAsss]">
            <text:p>[195EAsss]</text:p>
          </table:table-cell>
          <table:table-cell table:style-name="ce288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4461in" draw:caption-point-x="-0.2402in" draw:caption-point-y="0.6059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5" table:number-columns-spanned="5" table:number-rows-spanned="1">
            <text:p>1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23"/>
          <table:table-cell table:style-name="ce133" table:formula="of:=DEC2HEX((((((((([.C32]*2+[.D32])*2+[.E32])*2+[.F32])*4+[.G32])*32+[.I32])*2+[.N32])*2+[.O32])*2+[.P32])*4+[.Q32];4)" office:value-type="string" office:string-value="05E8">
            <text:p>05E8</text:p>
          </table:table-cell>
          <table:table-cell table:style-name="ce29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32]=1;&quot;ddd&quot;;DEC2HEX((((((([.G32]*32+[.I32])*2+[.N32])*2+[.O32])*2+[.P32])*4+[.Q32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9" table:formula="of:=CONCATENATE(&quot;[&quot;;DEC2HEX(([.V32]*2+[.W32])*8+[.X32];2);[.AA32];[.AM32];&quot;]&quot;)" office:value-type="string" office:string-value="[195E8sss]">
            <text:p>[195E8sss]</text:p>
          </table:table-cell>
          <table:table-cell table:style-name="ce289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820">
            <text:p>0820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3]=1;&quot;ddd&quot;;DEC2HEX((((((([.G33]*32+[.I33])*2+[.N33])*2+[.O33])*2+[.P33])*4+[.Q33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3]*2+[.W33])*8+[.X33];2);[.AA33];[.AM33];&quot;]&quot;)" office:value-type="string" office:string-value="[19820sss]">
            <text:p>[19820sss]</text:p>
          </table:table-cell>
          <table:table-cell table:style-name="ce292" office:value-type="string">
            <text:p>Xpressnet packet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4]*2+[.D34])*2+[.E34])*2+[.F34])*4+[.G34])*32+[.I34])*2+[.N34])*2+[.O34])*2+[.P34])*4+[.Q34];4)" office:value-type="string" office:string-value="0948">
            <text:p>0948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4]=1;&quot;ddd&quot;;DEC2HEX((((((([.G34]*32+[.I34])*2+[.N34])*2+[.O34])*2+[.P34])*4+[.Q34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4]*2+[.W34])*8+[.X34];2);[.AA34];[.AM34];&quot;]&quot;)" office:value-type="string" office:string-value="[19948sss]">
            <text:p>[19948sss]</text:p>
          </table:table-cell>
          <table:table-cell table:style-name="ce293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5]*2+[.D35])*2+[.E35])*2+[.F35])*4+[.G35])*32+[.I35])*2+[.N35])*2+[.O35])*2+[.P35])*4+[.Q35];4)" office:value-type="string" office:string-value="0949">
            <text:p>0949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5]=1;&quot;ddd&quot;;DEC2HEX((((((([.G35]*32+[.I35])*2+[.N35])*2+[.O35])*2+[.P35])*4+[.Q35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5]*2+[.W35])*8+[.X35];2);[.AA35];[.AM35];&quot;]&quot;)" office:value-type="string" office:string-value="[19949sss]">
            <text:p>[19949sss]</text:p>
          </table:table-cell>
          <table:table-cell table:style-name="ce293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6]*2+[.D36])*2+[.E36])*2+[.F36])*4+[.G36])*32+[.I36])*2+[.N36])*2+[.O36])*2+[.P36])*4+[.Q36];4)" office:value-type="string" office:string-value="0DE8">
            <text:p>0DE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36]=1;&quot;ddd&quot;;DEC2HEX((((((([.G36]*32+[.I36])*2+[.N36])*2+[.O36])*2+[.P36])*4+[.Q36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36]*2+[.W36])*8+[.X36];2);[.AA36];[.AM36];&quot;]&quot;)" office:value-type="string" office:string-value="[19DE8sss]">
            <text:p>[19DE8sss]</text:p>
          </table:table-cell>
          <table:table-cell table:style-name="ce287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7]*2+[.D37])*2+[.E37])*2+[.F37])*4+[.G37])*32+[.I37])*2+[.N37])*2+[.O37])*2+[.P37])*4+[.Q37];4)" office:value-type="string" office:string-value="0A08">
            <text:p>0A08</text:p>
          </table:table-cell>
          <table:table-cell table:style-name="ce151"/>
          <table:table-cell table:style-name="ce170" office:value-type="float" office:value="1">
            <text:p>1</text:p>
          </table:table-cell>
          <table:table-cell table:style-name="ce192" office:value-type="float" office:value="1">
            <text:p>1</text:p>
          </table:table-cell>
          <table:table-cell table:style-name="ce192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1" table:formula="of:=IF([.F37]=1;&quot;ddd&quot;;DEC2HEX((((((([.G37]*32+[.I37])*2+[.N37])*2+[.O37])*2+[.P37])*4+[.Q37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30"/>
          <table:table-cell table:style-name="ce192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0"/>
          <table:table-cell table:style-name="ce278" table:formula="of:=CONCATENATE(&quot;[&quot;;DEC2HEX(([.V37]*2+[.W37])*8+[.X37];2);[.AA37];[.AM37];&quot;]&quot;)" office:value-type="string" office:string-value="[19A08sss]">
            <text:p>[19A08sss]</text:p>
          </table:table-cell>
          <table:table-cell table:style-name="ce293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2" table:end-x="0.1756in" table:end-y="0.1303in" draw:z-index="12">
              <draw:custom-shape draw:style-name="gr1" svg:width="0.0799in" svg:height="0.0972in" draw:transform="rotate (-1.57079632679579) translate (0.173228346456693in 0.21496062992126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73228346456693in 0.37795275590551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236220472440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71968503937007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03in" svg:x="0.0437in" svg:y="0.142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8]*2+[.D38])*2+[.E38])*2+[.F38])*4+[.G38])*32+[.I38])*2+[.N38])*2+[.O38])*2+[.P38])*4+[.Q38];4)" office:value-type="string" office:string-value="1C48">
            <text:p>1C48</text:p>
          </table:table-cell>
          <table:table-cell table:style-name="ce151"/>
          <table:table-cell table:style-name="ce171" table:number-columns-spanned="32" table:number-rows-spanned="1"/>
          <table:covered-table-cell table:number-columns-repeated="5" table:style-name="ce193"/>
          <table:covered-table-cell table:number-columns-repeated="11" table:style-name="ce231"/>
          <table:covered-table-cell table:style-name="ce193"/>
          <table:covered-table-cell table:number-columns-repeated="11" table:style-name="ce231"/>
          <table:covered-table-cell table:style-name="ce271"/>
          <table:covered-table-cell table:style-name="ce280"/>
          <table:covered-table-cell table:style-name="ce294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5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2" table:number-columns-spanned="3" table:number-rows-spanned="1">
            <text:p>2</text:p>
          </table:table-cell>
          <table:covered-table-cell table:number-columns-repeated="2" table:style-name="ce180"/>
          <table:table-cell table:style-name="ce212" table:formula="of:=IF([.F$38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39]*2+[.W39])*8+[.X39];2);[.AA39];[.AM39];&quot;]&quot;)" office:value-type="string" office:string-value="[1Adddsss]">
            <text:p>[1A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6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212" table:formula="of:=IF([.F$38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0]*2+[.W40])*8+[.X40];2);[.AA40];[.AM40];&quot;]&quot;)" office:value-type="string" office:string-value="[1Bdddsss]">
            <text:p>[1B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5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4" table:number-columns-spanned="3" table:number-rows-spanned="1">
            <text:p>4</text:p>
          </table:table-cell>
          <table:covered-table-cell table:number-columns-repeated="2" table:style-name="ce180"/>
          <table:table-cell table:style-name="ce212" table:formula="of:=IF([.F$38]=1;&quot;ddd&quot;;DEC2HEX((((((([.G41]*32+[.I41])*2+[.N41])*2+[.O41])*2+[.P41])*4+[.Q4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1]*2+[.W41])*8+[.X41];2);[.AA41];[.AM41];&quot;]&quot;)" office:value-type="string" office:string-value="[1Cdddsss]">
            <text:p>[1C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5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4" office:value-type="float" office:value="5" table:number-columns-spanned="3" table:number-rows-spanned="1">
            <text:p>5</text:p>
          </table:table-cell>
          <table:covered-table-cell table:number-columns-repeated="2" table:style-name="ce194"/>
          <table:table-cell table:style-name="ce213" table:formula="of:=IF([.F$38]=1;&quot;ddd&quot;;DEC2HEX((((((([.G42]*32+[.I42])*2+[.N42])*2+[.O42])*2+[.P42])*4+[.Q42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3"/>
          <table:table-cell table:style-name="ce194" office:value-type="string" table:number-columns-spanned="12" table:number-rows-spanned="1">
            <text:p>sss</text:p>
          </table:table-cell>
          <table:covered-table-cell table:number-columns-repeated="11" table:style-name="ce259"/>
          <table:table-cell table:style-name="ce272"/>
          <table:table-cell table:style-name="ce276" table:formula="of:=CONCATENATE(&quot;[&quot;;DEC2HEX(([.V42]*2+[.W42])*8+[.X42];2);[.AA42];[.AM42];&quot;]&quot;)" office:value-type="string" office:string-value="[1Ddddsss]">
            <text:p>[1Ddddsss]</text:p>
          </table:table-cell>
          <table:table-cell table:style-name="ce296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7" table:end-x="1.9075in" table:end-y="0.1197in" draw:z-index="14" draw:style-name="gr2" draw:text-style-name="P1" svg:x1="1.9075in" svg:y1="0.0201in" svg:x2="1.5661in" svg:y2="2.3764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3]*2+[.D43])*2+[.E43])*2+[.F43])*4+[.G43])*32+[.I43])*2+[.N43])*2+[.O43])*2+[.P43])*4+[.Q43];4)" office:value-type="string" office:string-value="0A28">
            <text:p>0A28</text:p>
          </table:table-cell>
          <table:table-cell table:style-name="ce155"/>
          <table:table-cell table:style-name="ce161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3]=1;&quot;ddd&quot;;DEC2HEX((((((([.G43]*32+[.I43])*2+[.N43])*2+[.O43])*2+[.P43])*4+[.Q43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3]*2+[.W43])*8+[.X43];2);[.AA43];[.AM43];&quot;]&quot;)" office:value-type="string" office:string-value="[19A28sss]">
            <text:p>[19A28sss]</text:p>
          </table:table-cell>
          <table:table-cell table:style-name="ce29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4]*2+[.D44])*2+[.E44])*2+[.F44])*4+[.G44])*32+[.I44])*2+[.N44])*2+[.O44])*2+[.P44])*4+[.Q44];4)" office:value-type="string" office:string-value="0A48">
            <text:p>0A48</text:p>
          </table:table-cell>
          <table:table-cell table:style-name="ce155"/>
          <table:table-cell table:style-name="ce168" office:value-type="float" office:value="1">
            <text:p>1</text:p>
          </table:table-cell>
          <table:table-cell table:style-name="ce181" office:value-type="float" office:value="1">
            <text:p>1</text:p>
          </table:table-cell>
          <table:table-cell table:style-name="ce181" office:value-type="float" office:value="1" table:number-columns-spanned="3" table:number-rows-spanned="1">
            <text:p>1</text:p>
          </table:table-cell>
          <table:covered-table-cell table:number-columns-repeated="2" table:style-name="ce181"/>
          <table:table-cell table:style-name="ce215" table:formula="of:=IF([.F44]=1;&quot;ddd&quot;;DEC2HEX((((((([.G44]*32+[.I44])*2+[.N44])*2+[.O44])*2+[.P44])*4+[.Q44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5"/>
          <table:table-cell table:style-name="ce181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6" table:formula="of:=CONCATENATE(&quot;[&quot;;DEC2HEX(([.V44]*2+[.W44])*8+[.X44];2);[.AA44];[.AM44];&quot;]&quot;)" office:value-type="string" office:string-value="[19A48sss]">
            <text:p>[19A48sss]</text:p>
          </table:table-cell>
          <table:table-cell table:style-name="ce291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5]*2+[.D45])*2+[.E45])*2+[.F45])*4+[.G45])*32+[.I45])*2+[.N45])*2+[.O45])*2+[.P45])*4+[.Q45];4)" office:value-type="string" office:string-value="0CC8">
            <text:p>0CC8</text:p>
          </table:table-cell>
          <table:table-cell table:style-name="ce155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5]=1;&quot;ddd&quot;;DEC2HEX((((((([.G45]*32+[.I45])*2+[.N45])*2+[.O45])*2+[.P45])*4+[.Q45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6" table:formula="of:=CONCATENATE(&quot;[&quot;;DEC2HEX(([.V45]*2+[.W45])*8+[.X45];2);[.AA45];[.AM45];&quot;]&quot;)" office:value-type="string" office:string-value="[19CC8sss]">
            <text:p>[19CC8sss]</text:p>
          </table:table-cell>
          <table:table-cell table:style-name="ce28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7902in" draw:caption-point-x="-0.2402in" draw:caption-point-y="0.6059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68">
            <text:p>086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7" table:formula="of:=IF([.F46]=1;&quot;ddd&quot;;DEC2HEX((((((([.G46]*32+[.I46])*2+[.N46])*2+[.O46])*2+[.P46])*4+[.Q46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7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6]*2+[.W46])*8+[.X46];2);[.AA46];[.AM46];&quot;]&quot;)" office:value-type="string" office:string-value="[19868sss]">
            <text:p>[19868sss]</text:p>
          </table:table-cell>
          <table:table-cell table:style-name="ce288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7]*2+[.D47])*2+[.E47])*2+[.F47])*4+[.G47])*32+[.I47])*2+[.N47])*2+[.O47])*2+[.P47])*4+[.Q47];4)" office:value-type="string" office:string-value="1F88">
            <text:p>1F8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7" table:number-columns-spanned="3" table:number-rows-spanned="1">
            <text:p>7</text:p>
          </table:table-cell>
          <table:covered-table-cell table:number-columns-repeated="2" table:style-name="ce189"/>
          <table:table-cell table:style-name="ce218" table:formula="of:=IF([.F47]=1;&quot;ddd&quot;;DEC2HEX((((((([.G47]*32+[.I47])*2+[.N47])*2+[.O47])*2+[.P47])*4+[.Q4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7]*2+[.W47])*8+[.X47];2);[.AA47];[.AM47];&quot;]&quot;)" office:value-type="string" office:string-value="[1Fdddsss]">
            <text:p>[1Fdddsss]</text:p>
          </table:table-cell>
          <table:table-cell table:style-name="ce288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8.1248in" draw:caption-point-x="-0.2402in" draw:caption-point-y="0.6059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8]*2+[.D48])*2+[.E48])*2+[.F48])*4+[.G48])*32+[.I48])*2+[.N48])*2+[.O48])*2+[.P48])*4+[.Q48];4)" office:value-type="string" office:string-value="0888">
            <text:p>088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8]=1;&quot;ddd&quot;;DEC2HEX((((((([.G48]*32+[.I48])*2+[.N48])*2+[.O48])*2+[.P48])*4+[.Q48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8]*2+[.W48])*8+[.X48];2);[.AA48];[.AM48];&quot;]&quot;)" office:value-type="string" office:string-value="[19888sss]">
            <text:p>[19888sss]</text:p>
            <draw:ellipse table:end-cell-address="Headers.BA50" table:end-x="0.2673in" table:end-y="0.0209in" draw:z-index="11" draw:style-name="gr3" draw:text-style-name="P1" svg:width="0.3051in" svg:height="0.1976in" svg:x="0.7701in" svg:y="0.1583in">
              <text:p/>
            </draw:ellipse>
          </table:table-cell>
          <table:table-cell table:style-name="ce288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9]*2+[.D49])*2+[.E49])*2+[.F49])*4+[.G49])*32+[.I49])*2+[.N49])*2+[.O49])*2+[.P49])*4+[.Q49];4)" office:value-type="string" office:string-value="08A8">
            <text:p>08A8</text:p>
          </table:table-cell>
          <table:table-cell table:style-name="ce155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20" table:formula="of:=IF([.F49]=1;&quot;ddd&quot;;DEC2HEX((((((([.G49]*32+[.I49])*2+[.N49])*2+[.O49])*2+[.P49])*4+[.Q49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9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6" table:formula="of:=CONCATENATE(&quot;[&quot;;DEC2HEX(([.V49]*2+[.W49])*8+[.X49];2);[.AA49];[.AM49];&quot;]&quot;)" office:value-type="string" office:string-value="[198A8sss]">
            <text:p>[198A8sss]</text:p>
          </table:table-cell>
          <table:table-cell table:style-name="ce289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4598in" draw:caption-point-x="-0.2402in" draw:caption-point-y="0.6059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50]*2+[.D50])*2+[.E50])*2+[.F50])*4+[.G50])*32+[.I50])*2+[.N50])*2+[.O50])*2+[.P50])*4+[.Q50];4)" office:value-type="string" office:string-value="2000">
            <text:p>2000</text:p>
          </table:table-cell>
          <table:table-cell table:style-name="ce157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50]=1;&quot;ddd&quot;;DEC2HEX((((((([.G50]*32+[.I50])*2+[.N50])*2+[.O50])*2+[.P50])*4+[.Q50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40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81" table:formula="of:=CONCATENATE(&quot;[&quot;;DEC2HEX(([.V50]*2+[.W50])*8+[.X50];2);[.AA50];[.AM50];&quot;]&quot;)" office:value-type="string" office:string-value="[19000sss]">
            <text:p>[19000sss]</text:p>
            <draw:line table:end-cell-address="Headers.AZ58" table:end-x="0.8087in" table:end-y="0.0051in" draw:z-index="0" draw:style-name="gr4" draw:text-style-name="P1" svg:x1="0.3665in" svg:y1="1.2571in" svg:x2="0.8087in" svg:y2="0.0055in">
              <text:p/>
            </draw:line>
          </table:table-cell>
          <table:table-cell table:style-name="ce298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2.6886in" svg:height="0.3902in" svg:x="3.0008in" svg:y="8.6272in" draw:caption-point-x="-0.2402in" draw:caption-point-y="0.6059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51]*2+[.D51])*2+[.E51])*2+[.F51])*4+[.G51])*32+[.I51])*2+[.N51])*2+[.O51])*2+[.P51])*4+[.Q51];4)" office:value-type="string" office:string-value="2020">
            <text:p>2020</text:p>
          </table:table-cell>
          <table:table-cell table:style-name="ce35"/>
          <table:table-cell table:style-name="ce175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200" office:value-type="float" office:value="1" table:number-columns-spanned="3" table:number-rows-spanned="1">
            <text:p>1</text:p>
          </table:table-cell>
          <table:covered-table-cell table:number-columns-repeated="2" table:style-name="ce203"/>
          <table:table-cell table:style-name="ce222" table:formula="of:=IF([.F51]=1;&quot;ddd&quot;;DEC2HEX((((((([.G51]*32+[.I51])*2+[.N51])*2+[.O51])*2+[.P51])*4+[.Q51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1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60"/>
          <table:table-cell table:style-name="ce281" table:formula="of:=CONCATENATE(&quot;[&quot;;DEC2HEX(([.V51]*2+[.W51])*8+[.X51];2);[.AA51];[.AM51];&quot;]&quot;)" office:value-type="string" office:string-value="[19020sss]">
            <text:p>[19020sss]</text:p>
          </table:table-cell>
          <table:table-cell table:style-name="ce299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U59" table:end-x="0.0429in" table:end-y="0.1354in" draw:z-index="7" draw:style-name="gr2" draw:text-style-name="P1" svg:x1="0.2587in" svg:y1="0.0283in" svg:x2="0.3835in" svg:y2="0.5508in">
              <text:p/>
            </draw:line>
          </table:table-cell>
          <table:table-cell table:style-name="ce34"/>
          <table:table-cell table:style-name="ce176"/>
          <table:table-cell table:style-name="ce197"/>
          <table:table-cell table:style-name="ce197" table:number-columns-spanned="3" table:number-rows-spanned="1"/>
          <table:covered-table-cell table:number-columns-repeated="2" table:style-name="ce197"/>
          <table:table-cell table:style-name="ce197" table:number-columns-spanned="12" table:number-rows-spanned="1"/>
          <table:covered-table-cell table:number-columns-repeated="11" table:style-name="ce243"/>
          <table:table-cell table:style-name="ce197" table:number-columns-spanned="12" table:number-rows-spanned="1"/>
          <table:covered-table-cell table:number-columns-repeated="11" table:style-name="ce243"/>
          <table:table-cell table:style-name="ce273"/>
          <table:table-cell table:style-name="ce282"/>
          <table:table-cell table:style-name="ce300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D77" table:end-x="0.0776in" table:end-y="0.0228in" draw:z-index="4" draw:style-name="gr5" draw:text-style-name="P1" svg:width="0.1343in" svg:height="3.1685in" draw:transform="rotate (1.5707963267946) translate (0.113385826771654in 0.0354330708661417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60" table:end-x="0.1189in" table:end-y="0.1193in" draw:z-index="9" draw:style-name="gr5" draw:text-style-name="P1" svg:width="0.0476in" svg:height="0.3209in" draw:transform="rotate (1.5707963267946) translate (0.071259842519685in 0.133464566929134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6" table:end-x="0.1039in" table:end-y="0.1114in" draw:z-index="6" draw:style-name="gr6" draw:text-style-name="P1" svg:x1="0.274in" svg:y1="0.052in" svg:x2="0.0374in" svg:y2="1.4508in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6" table:end-x="0.0882in" table:end-y="0.0476in" draw:z-index="1" draw:style-name="gr5" draw:text-style-name="P1" svg:width="0.1343in" svg:height="4.7197in" draw:transform="rotate (1.5707963267946) translate (0.115748031496063in 0.0161417322834646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3" table:end-x="0.0138in" table:end-y="0.0287in" draw:z-index="3" draw:style-name="gr6" draw:text-style-name="P1" svg:x1="0.1398in" svg:y1="0.065in" svg:x2="0.3378in" svg:y2="0.8661in">
              <text:p/>
            </draw:line>
          </table:table-cell>
          <table:table-cell table:number-columns-repeated="5"/>
          <table:table-cell>
            <draw:line table:end-cell-address="Headers.AQ62" table:end-x="0.098in" table:end-y="0.0445in" draw:z-index="13" draw:style-name="gr2" draw:text-style-name="P1" svg:x1="0.2602in" svg:y1="0.1606in" svg:x2="0.0602in" svg:y2="0.7142in">
              <text:p/>
            </draw:line>
          </table:table-cell>
          <table:table-cell table:number-columns-repeated="4"/>
          <table:table-cell table:style-name="ce261" office:value-type="string" table:number-columns-spanned="4" table:number-rows-spanned="1">
            <text:p>f = Flags</text:p>
          </table:table-cell>
          <table:covered-table-cell table:number-columns-repeated="3" table:style-name="ce178"/>
          <table:table-cell table:style-name="ce94"/>
          <table:table-cell table:style-name="ce252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0" table:end-x="0.0638in" table:end-y="0.1106in" draw:z-index="10" draw:style-name="gr6" draw:text-style-name="P1" svg:x1="0.4039in" svg:y1="0.0047in" svg:x2="0.0717in" svg:y2="0.278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73"/>
          <table:table-cell table:style-name="ce247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text:p>1</text:p>
          </table:table-cell>
          <table:table-cell table:style-name="ce73"/>
          <table:table-cell table:style-name="ce247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1" table:end-x="0.124in" table:end-y="0.0106in" draw:z-index="8" draw:style-name="gr5" draw:text-style-name="P1" svg:width="0.1386in" svg:height="3.2803in" draw:transform="rotate (1.5707963267946) translate (0.64251968503937in 0.078740157480315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5"/>
          <table:table-cell table:style-name="Default" table:number-columns-repeated="2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0">
            <text:p>0</text:p>
          </table:table-cell>
          <table:table-cell table:style-name="ce73"/>
          <table:table-cell table:style-name="ce247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8" office:value-type="string">
            <text:p>r</text:p>
          </table:table-cell>
          <table:table-cell table:style-name="ce181" office:value-type="string">
            <text:p>r</text:p>
          </table:table-cell>
          <table:table-cell table:number-columns-repeated="2" table:style-name="ce181" office:value-type="float" office:value="1">
            <text:p>1</text:p>
          </table:table-cell>
          <table:table-cell table:style-name="ce74"/>
          <table:table-cell table:style-name="ce248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2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3"/>
          <table:covered-table-cell table:style-name="ce274"/>
          <table:covered-table-cell table:style-name="ce283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  <draw:custom-shape table:end-cell-address="Headers.Q99" table:end-x="0.0213in" table:end-y="0.0925in" draw:z-index="2" draw:style-name="gr5" draw:text-style-name="P1" svg:width="0.1602in" svg:height="5.8673in" draw:transform="rotate (1.5707963267946) translate (0.0311023622047244in 0.0850393700787402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8"/>
          <table:table-cell table:number-columns-repeated="2" table:style-name="ce178" office:value-type="string">
            <text:p>R</text:p>
          </table:table-cell>
          <table:table-cell table:style-name="ce178" office:value-type="string" table:number-columns-spanned="3" table:number-rows-spanned="1">
            <text:p>Type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Variable Part (binary)</text:p>
          </table:table-cell>
          <table:covered-table-cell table:number-columns-repeated="11" table:style-name="ce178"/>
          <table:table-cell table:style-name="ce252" office:value-type="string" table:number-columns-spanned="12" table:number-rows-spanned="1">
            <text:p>Source-alias (hex)</text:p>
          </table:table-cell>
          <table:covered-table-cell table:number-columns-repeated="10" table:style-name="ce191"/>
          <table:covered-table-cell table:style-name="ce264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9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0" table:number-columns-spanned="3" table:number-rows-spanned="1">
            <text:p>0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0" table:style-name="ce260"/>
          <table:covered-table-cell table:style-name="ce265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98" table:end-x="0.1551in" table:end-y="0.0043in" draw:z-index="5" draw:style-name="gr5" draw:text-style-name="P1" svg:width="0.1547in" svg:height="5.0134in" draw:transform="rotate (1.5707963267946) translate (0.000393700787401575in 0.013779527559055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2" table:number-columns-spanned="3" table:number-rows-spanned="1">
            <text:p>2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4" table:number-columns-spanned="3" table:number-rows-spanned="1">
            <text:p>4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5" table:number-columns-spanned="3" table:number-rows-spanned="1">
            <text:p>5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6" table:number-columns-spanned="3" table:number-rows-spanned="1">
            <text:p>6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xxxx xxxx xxxx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60"/>
          <table:table-cell table:number-columns-repeated="2" table:style-name="ce181" office:value-type="float" office:value="1">
            <text:p>1</text:p>
          </table:table-cell>
          <table:table-cell table:style-name="ce181" office:value-type="float" office:value="7" table:number-columns-spanned="3" table:number-rows-spanned="1">
            <text:p>7</text:p>
          </table:table-cell>
          <table:covered-table-cell table:number-columns-repeated="2" table:style-name="ce181"/>
          <table:table-cell table:style-name="ce181" office:value-type="string" table:number-columns-spanned="12" table:number-rows-spanned="1">
            <text:p>0bdddd dddd dddd</text:p>
          </table:table-cell>
          <table:covered-table-cell table:number-columns-repeated="11" table:style-name="ce181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0" table:style-name="ce256"/>
          <table:covered-table-cell table:style-name="ce267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2" office:value-type="string" table:number-columns-spanned="14" table:number-rows-spanned="1">
            <text:p>r, R – reserved</text:p>
          </table:table-cell>
          <table:covered-table-cell table:number-columns-repeated="12" table:style-name="ce185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3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3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60"/>
          <table:table-cell table:style-name="ce184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1"/>
          <table:covered-table-cell table:style-name="ce248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6"/>
        <table:table-column table:style-name="co10" table:default-cell-style-name="ce356"/>
        <table:table-column table:style-name="co14" table:default-cell-style-name="ce356"/>
        <table:table-column table:style-name="co10" table:number-columns-repeated="1017" table:default-cell-style-name="ce356"/>
        <table:table-row table:style-name="ro1">
          <table:table-cell/>
          <table:table-cell table:style-name="ce17" table:formula="of:=NOW()" office:value-type="date" office:date-value="2013-04-25T07:05:46">
            <text:p>04/25/13 07:05 AM</text:p>
          </table:table-cell>
          <table:table-cell table:style-name="ce331" table:number-columns-repeated="2"/>
          <table:table-cell table:style-name="ce348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number-columns-repeated="2"/>
          <table:table-cell table:style-name="ce331" table:number-columns-repeated="2"/>
          <table:table-cell table:style-name="ce348"/>
          <table:table-cell table:style-name="ce360"/>
          <table:table-cell table:style-name="ce358"/>
          <table:table-cell table:number-columns-repeated="1017"/>
        </table:table-row>
        <table:table-row table:style-name="ro4">
          <table:table-cell/>
          <table:table-cell table:style-name="ce313" office:value-type="string" table:number-columns-spanned="3" table:number-rows-spanned="1">
            <text:p>General</text:p>
          </table:table-cell>
          <table:covered-table-cell table:style-name="ce202"/>
          <table:covered-table-cell table:style-name="ce126"/>
          <table:table-cell table:style-name="ce349" office:value-type="string" table:number-columns-spanned="3" table:number-rows-spanned="1">
            <text:p>CAN</text:p>
          </table:table-cell>
          <table:covered-table-cell table:style-name="ce361"/>
          <table:covered-table-cell table:style-name="ce367"/>
          <table:table-cell table:number-columns-repeated="1017"/>
        </table:table-row>
        <table:table-row table:style-name="ro5">
          <table:table-cell/>
          <table:table-cell table:style-name="ce314"/>
          <table:table-cell table:style-name="ce332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50"/>
          <table:table-cell table:style-name="ce362" table:formula="of:=[Headers.AZ4]" office:value-type="string" office:string-value="CAN Header&#10;(hex)">
            <text:p>CAN Header</text:p>
            <text:p>(hex)</text:p>
          </table:table-cell>
          <table:table-cell table:style-name="ce368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15" office:value-type="string">
            <text:p>Number of bits in field: </text:p>
          </table:table-cell>
          <table:table-cell table:style-name="ce279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1"/>
          <table:table-cell table:style-name="ce363" table:formula="of:=[Headers.AZ5]" office:value-type="float" office:value="29">
            <text:p>29</text:p>
          </table:table-cell>
          <table:table-cell table:style-name="ce369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6"/>
          <table:table-cell table:style-name="ce276"/>
          <table:table-cell table:style-name="ce127"/>
          <table:table-cell table:style-name="ce318"/>
          <table:table-cell table:style-name="ce364"/>
          <table:table-cell table:style-name="ce370"/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6">
            <text:p>Basic</text:p>
          </table:table-cell>
          <table:table-cell table:style-name="ce317" office:value-type="string">
            <office:annotation draw:style-name="gr7" draw:text-style-name="P2" svg:width="3.1772in" svg:height="0.8567in" svg:x="3.0008in" svg:y="0.702in" draw:caption-point-x="-0.2402in" draw:caption-point-y="0.6051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3" table:formula="of:=[Headers.T7]" office:value-type="string" office:string-value="0100">
            <text:p>0100</text:p>
          </table:table-cell>
          <table:table-cell table:style-name="ce343" office:value-type="string">
            <text:p>Source</text:p>
          </table:table-cell>
          <table:table-cell table:style-name="ce351" table:formula="of:=[.B7]" office:value-type="string" office:string-value="Initialization Complete">
            <text:p>Initialization Complete</text:p>
          </table:table-cell>
          <table:table-cell table:style-name="ce363" table:formula="of:=[Headers.AZ7]" office:value-type="string" office:string-value="[19100sss]">
            <text:p>[19100sss]</text:p>
          </table:table-cell>
          <table:table-cell table:style-name="ce371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3.4283in" svg:height="1.0122in" svg:x="3.0008in" svg:y="0.8697in" draw:caption-point-x="-0.2402in" draw:caption-point-y="0.6051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3" table:formula="of:=[Headers.T8]" office:value-type="string" office:string-value="0488">
            <text:p>0488</text:p>
          </table:table-cell>
          <table:table-cell table:style-name="ce343" office:value-type="string">
            <text:p>Destination, Source</text:p>
          </table:table-cell>
          <table:table-cell table:style-name="ce351" table:formula="of:=[.B8]" office:value-type="string" office:string-value="Verify Node ID Number Addressed">
            <text:p>Verify Node ID Number Addressed</text:p>
          </table:table-cell>
          <table:table-cell table:style-name="ce363" table:formula="of:=[Headers.AZ8]" office:value-type="string" office:string-value="[19488sss]">
            <text:p>[19488sss]</text:p>
          </table:table-cell>
          <table:table-cell table:style-name="ce371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3.3232in" svg:height="1.0122in" svg:x="2.9657in" svg:y="1.0602in" draw:caption-point-x="-0.2051in" draw:caption-point-y="0.5819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3" table:formula="of:=[Headers.T9]" office:value-type="string" office:string-value="0490">
            <text:p>0490</text:p>
          </table:table-cell>
          <table:table-cell table:style-name="ce343" office:value-type="string">
            <text:p>Source</text:p>
          </table:table-cell>
          <table:table-cell table:style-name="ce351" table:formula="of:=[.B9]" office:value-type="string" office:string-value="Verify Node ID Number Global">
            <text:p>Verify Node ID Number Global</text:p>
          </table:table-cell>
          <table:table-cell table:style-name="ce363" table:formula="of:=[Headers.AZ9]" office:value-type="string" office:string-value="[19490sss]">
            <text:p>[19490sss]</text:p>
          </table:table-cell>
          <table:table-cell table:style-name="ce371"/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Verified Node ID Number</text:p>
          </table:table-cell>
          <table:table-cell table:style-name="ce333" table:formula="of:=[Headers.T10]" office:value-type="string" office:string-value="0170">
            <text:p>0170</text:p>
          </table:table-cell>
          <table:table-cell table:style-name="ce343" office:value-type="string">
            <text:p>Source</text:p>
          </table:table-cell>
          <table:table-cell table:style-name="ce351" table:formula="of:=[.B10]" office:value-type="string" office:string-value="Verified Node ID Number">
            <text:p>Verified Node ID Number</text:p>
          </table:table-cell>
          <table:table-cell table:style-name="ce363" table:formula="of:=[Headers.AZ10]" office:value-type="string" office:string-value="[19170sss]">
            <text:p>[19170sss]</text:p>
          </table:table-cell>
          <table:table-cell table:style-name="ce371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Optional Interaction Rejected</text:p>
          </table:table-cell>
          <table:table-cell table:style-name="ce333" table:formula="of:=[Headers.T11]" office:value-type="string" office:string-value="0068">
            <text:p>006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1]" office:value-type="string" office:string-value="Optional Interaction Rejected">
            <text:p>Optional Interaction Rejected</text:p>
          </table:table-cell>
          <table:table-cell table:style-name="ce363" table:formula="of:=[Headers.AZ11]" office:value-type="string" office:string-value="[19068sss]">
            <text:p>[19068sss]</text:p>
          </table:table-cell>
          <table:table-cell table:style-name="ce371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Terminate Due to Error</text:p>
          </table:table-cell>
          <table:table-cell table:style-name="ce333" table:formula="of:=[Headers.T12]" office:value-type="string" office:string-value="00A8">
            <text:p>00A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2]" office:value-type="string" office:string-value="Terminate Due to Error">
            <text:p>Terminate Due to Error</text:p>
          </table:table-cell>
          <table:table-cell table:style-name="ce363" table:formula="of:=[Headers.AZ12]" office:value-type="string" office:string-value="[190A8sss]">
            <text:p>[190A8sss]</text:p>
          </table:table-cell>
          <table:table-cell table:style-name="ce371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304" office:value-type="string" table:number-columns-spanned="1" table:number-rows-spanned="2">
            <text:p>Protocol Support</text:p>
          </table:table-cell>
          <table:table-cell table:style-name="ce318" office:value-type="string">
            <text:p>Protocol Support Inquiry</text:p>
          </table:table-cell>
          <table:table-cell table:style-name="ce334" table:formula="of:=[Headers.T13]" office:value-type="string" office:string-value="0828">
            <text:p>0828</text:p>
          </table:table-cell>
          <table:table-cell table:style-name="ce344" office:value-type="string">
            <text:p>Destination, Source</text:p>
          </table:table-cell>
          <table:table-cell table:style-name="ce318" table:formula="of:=[.B13]" office:value-type="string" office:string-value="Protocol Support Inquiry">
            <text:p>Protocol Support Inquiry</text:p>
          </table:table-cell>
          <table:table-cell table:style-name="ce364" table:formula="of:=[Headers.AZ13]" office:value-type="string" office:string-value="[19828sss]">
            <text:p>[19828sss]</text:p>
          </table:table-cell>
          <table:table-cell table:style-name="ce372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8" office:value-type="string">
            <text:p>Protocol Support Reply</text:p>
          </table:table-cell>
          <table:table-cell table:style-name="ce334" table:formula="of:=[Headers.T14]" office:value-type="string" office:string-value="0668">
            <text:p>0668</text:p>
          </table:table-cell>
          <table:table-cell table:style-name="ce344" office:value-type="string">
            <text:p>Destination, Source, Protocol flags</text:p>
          </table:table-cell>
          <table:table-cell table:style-name="ce318" table:formula="of:=[.B14]" office:value-type="string" office:string-value="Protocol Support Reply">
            <text:p>Protocol Support Reply</text:p>
          </table:table-cell>
          <table:table-cell table:style-name="ce364" table:formula="of:=[Headers.AZ14]" office:value-type="string" office:string-value="[19668sss]">
            <text:p>[19668sss]</text:p>
          </table:table-cell>
          <table:table-cell table:style-name="ce372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16">
            <text:p>Event Exchange</text:p>
          </table:table-cell>
          <table:table-cell table:style-name="ce317" office:value-type="string">
            <text:p>Identify Consumer</text:p>
          </table:table-cell>
          <table:table-cell table:style-name="ce333" table:formula="of:=[Headers.T15]" office:value-type="string" office:string-value="08F4">
            <text:p>08F4</text:p>
          </table:table-cell>
          <table:table-cell table:style-name="ce343" office:value-type="string">
            <text:p>EventID, Source</text:p>
          </table:table-cell>
          <table:table-cell table:style-name="ce351" table:formula="of:=[.B15]" office:value-type="string" office:string-value="Identify Consumer">
            <text:p>Identify Consumer</text:p>
          </table:table-cell>
          <table:table-cell table:style-name="ce363" table:formula="of:=[Headers.AZ15]" office:value-type="string" office:string-value="[198F4sss]">
            <text:p>[198F4sss]</text:p>
          </table:table-cell>
          <table:table-cell table:style-name="ce371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9" draw:text-style-name="P2" svg:width="4.0756in" svg:height="1.1677in" svg:x="3.0008in" svg:y="2.2091in" draw:caption-point-x="-0.2402in" draw:caption-point-y="0.6051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3" table:formula="of:=[Headers.T16]" office:value-type="string" office:string-value="04A4">
            <text:p>04A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16]" office:value-type="string" office:string-value="Consumer Identify Range ">
            <text:p>Consumer Identify Range </text:p>
          </table:table-cell>
          <table:table-cell table:style-name="ce363" table:formula="of:=[Headers.AZ16]" office:value-type="string" office:string-value="[194A4sss]">
            <text:p>[194A4sss]</text:p>
          </table:table-cell>
          <table:table-cell table:style-name="ce371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Consumer Identified w validity unknown</text:p>
          </table:table-cell>
          <table:table-cell table:style-name="ce333" table:formula="of:=[Headers.T17]" office:value-type="string" office:string-value="04C7">
            <text:p>04C7</text:p>
          </table:table-cell>
          <table:table-cell table:style-name="ce343" office:value-type="string">
            <text:p>EventID, Source</text:p>
          </table:table-cell>
          <table:table-cell table:style-name="ce351" table:formula="of:=[.B17]" office:value-type="string" office:string-value="Consumer Identified w validity unknown">
            <text:p>Consumer Identified w validity unknown</text:p>
          </table:table-cell>
          <table:table-cell table:style-name="ce363" table:formula="of:=[Headers.AZ17]" office:value-type="string" office:string-value="[194C7sss]">
            <text:p>[194C7sss]</text:p>
          </table:table-cell>
          <table:table-cell table:style-name="ce371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402in" svg:height="0.5457in" svg:x="3.0008in" svg:y="2.5437in" draw:caption-point-x="-0.2402in" draw:caption-point-y="0.605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3" table:formula="of:=[Headers.T18]" office:value-type="string" office:string-value="04C4">
            <text:p>04C4</text:p>
          </table:table-cell>
          <table:table-cell table:style-name="ce343" office:value-type="string">
            <text:p>EventID, Source</text:p>
          </table:table-cell>
          <table:table-cell table:style-name="ce351" table:formula="of:=[.B18]" office:value-type="string" office:string-value="Consumer Identified as currently valid">
            <text:p>Consumer Identified as currently valid</text:p>
          </table:table-cell>
          <table:table-cell table:style-name="ce363" table:formula="of:=[Headers.AZ18]" office:value-type="string" office:string-value="[194C4sss]">
            <text:p>[194C4sss]</text:p>
          </table:table-cell>
          <table:table-cell table:style-name="ce371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Consumer Identified as currently invalid</text:p>
          </table:table-cell>
          <table:table-cell table:style-name="ce333" table:formula="of:=[Headers.T19]" office:value-type="string" office:string-value="04C5">
            <text:p>04C5</text:p>
          </table:table-cell>
          <table:table-cell table:style-name="ce343" office:value-type="string">
            <text:p>EventID, Source</text:p>
          </table:table-cell>
          <table:table-cell table:style-name="ce351" table:formula="of:=[.B19]" office:value-type="string" office:string-value="Consumer Identified as currently invalid">
            <text:p>Consumer Identified as currently invalid</text:p>
          </table:table-cell>
          <table:table-cell table:style-name="ce363" table:formula="of:=[Headers.AZ19]" office:value-type="string" office:string-value="[194C5sss]">
            <text:p>[194C5sss]</text:p>
          </table:table-cell>
          <table:table-cell table:style-name="ce371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402in" svg:height="0.5457in" svg:x="3.0008in" svg:y="2.8787in" draw:caption-point-x="-0.2402in" draw:caption-point-y="0.605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3" table:formula="of:=[Headers.T20]" office:value-type="string" office:string-value="04C6">
            <text:p>04C6</text:p>
          </table:table-cell>
          <table:table-cell table:style-name="ce343" office:value-type="string">
            <text:p>EventID, Source</text:p>
          </table:table-cell>
          <table:table-cell table:style-name="ce351" table:formula="of:=[.B20]" office:value-type="string" office:string-value="Consumer Identified (reserved)">
            <text:p>Consumer Identified (reserved)</text:p>
          </table:table-cell>
          <table:table-cell table:style-name="ce363" table:formula="of:=[Headers.AZ20]" office:value-type="string" office:string-value="[194C6sss]">
            <text:p>[194C6sss]</text:p>
          </table:table-cell>
          <table:table-cell table:style-name="ce371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Identify Producer</text:p>
          </table:table-cell>
          <table:table-cell table:style-name="ce333" table:formula="of:=[Headers.T21]" office:value-type="string" office:string-value="0914">
            <text:p>0914</text:p>
          </table:table-cell>
          <table:table-cell table:style-name="ce343" office:value-type="string">
            <text:p>EventID, Source</text:p>
          </table:table-cell>
          <table:table-cell table:style-name="ce351" table:formula="of:=[.B21]" office:value-type="string" office:string-value="Identify Producer">
            <text:p>Identify Producer</text:p>
          </table:table-cell>
          <table:table-cell table:style-name="ce363" table:formula="of:=[Headers.AZ21]" office:value-type="string" office:string-value="[19914sss]">
            <text:p>[19914sss]</text:p>
          </table:table-cell>
          <table:table-cell table:style-name="ce371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20" office:value-type="string">
            <office:annotation draw:style-name="gr9" draw:text-style-name="P2" svg:width="4.0059in" svg:height="1.1677in" svg:x="3.0008in" svg:y="3.2134in" draw:caption-point-x="-0.2402in" draw:caption-point-y="0.6051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3" table:formula="of:=[Headers.T22]" office:value-type="string" office:string-value="0524">
            <text:p>052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22]" office:value-type="string" office:string-value="Producer Identify Range">
            <text:p>Producer Identify Range</text:p>
          </table:table-cell>
          <table:table-cell table:style-name="ce363" table:formula="of:=[Headers.AZ22]" office:value-type="string" office:string-value="[19524sss]">
            <text:p>[19524sss]</text:p>
          </table:table-cell>
          <table:table-cell table:style-name="ce371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Producer Identified w validity unknown</text:p>
          </table:table-cell>
          <table:table-cell table:style-name="ce333" table:formula="of:=[Headers.T23]" office:value-type="string" office:string-value="0547">
            <text:p>0547</text:p>
          </table:table-cell>
          <table:table-cell table:style-name="ce343" office:value-type="string">
            <text:p>EventID, Source</text:p>
          </table:table-cell>
          <table:table-cell table:style-name="ce351" table:formula="of:=[.B23]" office:value-type="string" office:string-value="Producer Identified w validity unknown">
            <text:p>Producer Identified w validity unknown</text:p>
          </table:table-cell>
          <table:table-cell table:style-name="ce363" table:formula="of:=[Headers.AZ23]" office:value-type="string" office:string-value="[19547sss]">
            <text:p>[19547sss]</text:p>
          </table:table-cell>
          <table:table-cell table:style-name="ce371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138in" svg:height="0.5457in" svg:x="3.0008in" svg:y="3.5484in" draw:caption-point-x="-0.2402in" draw:caption-point-y="0.605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3" table:formula="of:=[Headers.T24]" office:value-type="string" office:string-value="0544">
            <text:p>0544</text:p>
          </table:table-cell>
          <table:table-cell table:style-name="ce343" office:value-type="string">
            <text:p>EventID, Source</text:p>
          </table:table-cell>
          <table:table-cell table:style-name="ce351" table:formula="of:=[.B24]" office:value-type="string" office:string-value="Producer Identified as currently valid">
            <text:p>Producer Identified as currently valid</text:p>
          </table:table-cell>
          <table:table-cell table:style-name="ce363" table:formula="of:=[Headers.AZ24]" office:value-type="string" office:string-value="[19544sss]">
            <text:p>[19544sss]</text:p>
          </table:table-cell>
          <table:table-cell table:style-name="ce371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Producer Identified as currently invalid</text:p>
          </table:table-cell>
          <table:table-cell table:style-name="ce333" table:formula="of:=[Headers.T25]" office:value-type="string" office:string-value="0545">
            <text:p>0545</text:p>
          </table:table-cell>
          <table:table-cell table:style-name="ce343" office:value-type="string">
            <text:p>EventID, Source</text:p>
          </table:table-cell>
          <table:table-cell table:style-name="ce351" table:formula="of:=[.B25]" office:value-type="string" office:string-value="Producer Identified as currently invalid">
            <text:p>Producer Identified as currently invalid</text:p>
          </table:table-cell>
          <table:table-cell table:style-name="ce363" table:formula="of:=[Headers.AZ25]" office:value-type="string" office:string-value="[19545sss]">
            <text:p>[19545sss]</text:p>
          </table:table-cell>
          <table:table-cell table:style-name="ce371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138in" svg:height="0.5457in" svg:x="3.0008in" svg:y="3.8831in" draw:caption-point-x="-0.2402in" draw:caption-point-y="0.605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3" table:formula="of:=[Headers.T26]" office:value-type="string" office:string-value="0546">
            <text:p>0546</text:p>
          </table:table-cell>
          <table:table-cell table:style-name="ce343" office:value-type="string">
            <text:p>EventID, Source</text:p>
          </table:table-cell>
          <table:table-cell table:style-name="ce351" table:formula="of:=[.B26]" office:value-type="string" office:string-value="Producer Identified (reserved)">
            <text:p>Producer Identified (reserved)</text:p>
          </table:table-cell>
          <table:table-cell table:style-name="ce363" table:formula="of:=[Headers.AZ26]" office:value-type="string" office:string-value="[19546sss]">
            <text:p>[19546sss]</text:p>
          </table:table-cell>
          <table:table-cell table:style-name="ce371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Identify Events Addressed</text:p>
          </table:table-cell>
          <table:table-cell table:style-name="ce333" table:formula="of:=[Headers.T27]" office:value-type="string" office:string-value="0968">
            <text:p>0968</text:p>
          </table:table-cell>
          <table:table-cell table:style-name="ce343" office:value-type="string">
            <text:p>Destination, Source</text:p>
          </table:table-cell>
          <table:table-cell table:style-name="ce351" table:formula="of:=[.B27]" office:value-type="string" office:string-value="Identify Events Addressed">
            <text:p>Identify Events Addressed</text:p>
          </table:table-cell>
          <table:table-cell table:style-name="ce363" table:formula="of:=[Headers.AZ27]" office:value-type="string" office:string-value="[19968sss]">
            <text:p>[19968sss]</text:p>
          </table:table-cell>
          <table:table-cell table:style-name="ce371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2.5228in" svg:height="0.3902in" svg:x="3.0008in" svg:y="4.2181in" draw:caption-point-x="-0.2402in" draw:caption-point-y="0.6051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3" table:formula="of:=[Headers.T28]" office:value-type="string" office:string-value="0970">
            <text:p>0970</text:p>
          </table:table-cell>
          <table:table-cell table:style-name="ce343" office:value-type="string">
            <text:p>Source</text:p>
          </table:table-cell>
          <table:table-cell table:style-name="ce351" table:formula="of:=[.B28]" office:value-type="string" office:string-value="Identify Events Global">
            <text:p>Identify Events Global</text:p>
          </table:table-cell>
          <table:table-cell table:style-name="ce363" table:formula="of:=[Headers.AZ28]" office:value-type="string" office:string-value="[19970sss]">
            <text:p>[19970sss]</text:p>
          </table:table-cell>
          <table:table-cell table:style-name="ce371"/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Learn Event</text:p>
          </table:table-cell>
          <table:table-cell table:style-name="ce333" table:formula="of:=[Headers.T29]" office:value-type="string" office:string-value="0594">
            <text:p>0594</text:p>
          </table:table-cell>
          <table:table-cell table:style-name="ce343" office:value-type="string">
            <text:p>EventID, Source</text:p>
          </table:table-cell>
          <table:table-cell table:style-name="ce351" table:formula="of:=[.B29]" office:value-type="string" office:string-value="Learn Event">
            <text:p>Learn Event</text:p>
          </table:table-cell>
          <table:table-cell table:style-name="ce363" table:formula="of:=[Headers.AZ29]" office:value-type="string" office:string-value="[19594sss]">
            <text:p>[19594sss]</text:p>
          </table:table-cell>
          <table:table-cell table:style-name="ce371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1.7114in" svg:height="0.3902in" svg:x="3.0008in" svg:y="4.5528in" draw:caption-point-x="-0.2402in" draw:caption-point-y="0.6051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3" table:formula="of:=[Headers.T30]" office:value-type="string" office:string-value="05B4">
            <text:p>05B4</text:p>
          </table:table-cell>
          <table:table-cell table:style-name="ce343" office:value-type="string">
            <text:p>EventID, Source</text:p>
          </table:table-cell>
          <table:table-cell table:style-name="ce351" table:formula="of:=[.B30]" office:value-type="string" office:string-value="Producer/Consumer Event Report">
            <text:p>Producer/Consumer Event Report</text:p>
          </table:table-cell>
          <table:table-cell table:style-name="ce363" table:formula="of:=[Headers.AZ30]" office:value-type="string" office:string-value="[195B4sss]">
            <text:p>[195B4sss]</text:p>
          </table:table-cell>
          <table:table-cell table:style-name="ce371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304" office:value-type="string">
            <text:p>Other</text:p>
          </table:table-cell>
          <table:table-cell table:style-name="ce318" office:value-type="string">
            <text:p>Xpressnet</text:p>
          </table:table-cell>
          <table:table-cell table:style-name="ce334" table:formula="of:=[Headers.T33]" office:value-type="string" office:string-value="0820">
            <text:p>0820</text:p>
          </table:table-cell>
          <table:table-cell table:style-name="ce344" office:value-type="string">
            <text:p>Source, Xpressnet packet</text:p>
          </table:table-cell>
          <table:table-cell table:style-name="ce318" table:formula="of:=[.B31]" office:value-type="string" office:string-value="Xpressnet">
            <text:p>Xpressnet</text:p>
          </table:table-cell>
          <table:table-cell table:style-name="ce364" table:formula="of:=[Headers.AZ33]" office:value-type="string" office:string-value="[19820sss]">
            <text:p>[19820sss]</text:p>
          </table:table-cell>
          <table:table-cell table:style-name="ce372" table:formula="of:=[Headers.BA33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2">
            <text:p>Ident</text:p>
          </table:table-cell>
          <table:table-cell table:style-name="ce317" office:value-type="string">
            <text:p>Simple Node Ident Info Request</text:p>
          </table:table-cell>
          <table:table-cell table:style-name="ce333" table:formula="of:=[Headers.T36]" office:value-type="string" office:string-value="0DE8">
            <text:p>0DE8</text:p>
          </table:table-cell>
          <table:table-cell table:style-name="ce343" office:value-type="string">
            <text:p>Destination, Source</text:p>
          </table:table-cell>
          <table:table-cell table:style-name="ce318" table:formula="of:=[.B32]" office:value-type="string" office:string-value="Simple Node Ident Info Request">
            <text:p>Simple Node Ident Info Request</text:p>
          </table:table-cell>
          <table:table-cell table:style-name="ce364" table:formula="of:=[Headers.AZ36]" office:value-type="string" office:string-value="[19DE8sss]">
            <text:p>[19DE8sss]</text:p>
          </table:table-cell>
          <table:table-cell table:style-name="ce372" table:formula="of:=[Headers.BA36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<text:span text:style-name="T3">Simple Node Ident Info</text:span><text:span text:style-name="T4"> Reply</text:span></text:p>
          </table:table-cell>
          <table:table-cell table:style-name="ce333" table:formula="of:=[Headers.T37]" office:value-type="string" office:string-value="0A08">
            <text:p>0A0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33]" office:value-type="string" office:string-value="Simple Node Ident Info Reply">
            <text:p>Simple Node Ident Info Reply</text:p>
          </table:table-cell>
          <table:table-cell table:style-name="ce363" table:formula="of:=[Headers.AZ37]" office:value-type="string" office:string-value="[19A08sss]">
            <text:p>[19A08sss]</text:p>
          </table:table-cell>
          <table:table-cell table:style-name="ce371" table:formula="of:=[Headers.BA37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06" office:value-type="string" table:number-columns-spanned="1" table:number-rows-spanned="6">
            <text:p>Datagram</text:p>
          </table:table-cell>
          <table:table-cell table:style-name="ce321" office:value-type="string" table:number-columns-spanned="1" table:number-rows-spanned="4">
            <text:p>Datagram Content</text:p>
          </table:table-cell>
          <table:table-cell table:style-name="ce335" table:formula="of:=[Headers.T38]" office:value-type="string" office:string-value="1C48" table:number-columns-spanned="1" table:number-rows-spanned="4">
            <text:p>1C48</text:p>
          </table:table-cell>
          <table:table-cell table:style-name="ce345" office:value-type="string" table:number-columns-spanned="1" table:number-rows-spanned="4">
            <text:p>Destination, Source, Data bytes</text:p>
          </table:table-cell>
          <table:table-cell table:style-name="ce352" office:value-type="string">
            <text:p><text:s text:c="6"/>CAN-Datagram Content (one frame)</text:p>
          </table:table-cell>
          <table:table-cell table:style-name="ce363" table:formula="of:=[Headers.AZ39]" office:value-type="string" office:string-value="[1Adddsss]">
            <text:p>[1Adddsss]</text:p>
          </table:table-cell>
          <table:table-cell table:style-name="ce371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2"/>
          <table:covered-table-cell table:style-name="ce336"/>
          <table:covered-table-cell table:style-name="ce346"/>
          <table:table-cell table:style-name="ce353" office:value-type="string">
            <text:p><text:s text:c="6"/>CAN-Datagram Content (first frame)</text:p>
          </table:table-cell>
          <table:table-cell table:style-name="ce363" table:formula="of:=[Headers.AZ40]" office:value-type="string" office:string-value="[1Bdddsss]">
            <text:p>[1Bdddsss]</text:p>
          </table:table-cell>
          <table:table-cell table:style-name="ce371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middle frame)</text:p>
          </table:table-cell>
          <table:table-cell table:style-name="ce363" table:formula="of:=[Headers.AZ41]" office:value-type="string" office:string-value="[1Cdddsss]">
            <text:p>[1Cdddsss]</text:p>
          </table:table-cell>
          <table:table-cell table:style-name="ce371" table:formula="of:=[Headers.BA41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last frame)</text:p>
          </table:table-cell>
          <table:table-cell table:style-name="ce363" table:formula="of:=[Headers.AZ42]" office:value-type="string" office:string-value="[1Ddddsss]">
            <text:p>[1Ddddsss]</text:p>
          </table:table-cell>
          <table:table-cell table:style-name="ce371" table:formula="of:=[Headers.BA42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24" office:value-type="string">
            <text:p>Datagram Received OK</text:p>
          </table:table-cell>
          <table:table-cell table:style-name="ce334" table:formula="of:=[Headers.T43]" office:value-type="string" office:string-value="0A28">
            <text:p>0A28</text:p>
          </table:table-cell>
          <table:table-cell table:style-name="ce344" office:value-type="string">
            <text:p>Destination, Source</text:p>
          </table:table-cell>
          <table:table-cell table:style-name="ce318" table:formula="of:=[.B38]" office:value-type="string" office:string-value="Datagram Received OK">
            <text:p>Datagram Received OK</text:p>
          </table:table-cell>
          <table:table-cell table:style-name="ce364" table:formula="of:=[Headers.AZ43]" office:value-type="string" office:string-value="[19A28sss]">
            <text:p>[19A28sss]</text:p>
          </table:table-cell>
          <table:table-cell table:style-name="ce372" table:formula="of:=[Headers.BA4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24" office:value-type="string">
            <text:p>Datagram Rejected</text:p>
          </table:table-cell>
          <table:table-cell table:style-name="ce334" table:formula="of:=[Headers.T44]" office:value-type="string" office:string-value="0A48">
            <text:p>0A48</text:p>
          </table:table-cell>
          <table:table-cell table:style-name="ce344" office:value-type="string">
            <text:p>Destination, Source, Error code</text:p>
          </table:table-cell>
          <table:table-cell table:style-name="ce318" table:formula="of:=[.B39]" office:value-type="string" office:string-value="Datagram Rejected">
            <text:p>Datagram Rejected</text:p>
          </table:table-cell>
          <table:table-cell table:style-name="ce364" table:formula="of:=[Headers.AZ44]" office:value-type="string" office:string-value="[19A48sss]">
            <text:p>[19A48sss]</text:p>
          </table:table-cell>
          <table:table-cell table:style-name="ce372" table:formula="of:=[Headers.BA44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5">
            <text:p>Stream</text:p>
          </table:table-cell>
          <table:table-cell table:style-name="ce319" office:value-type="string">
            <text:p>Stream Initiate Request</text:p>
          </table:table-cell>
          <table:table-cell table:style-name="ce333" table:formula="of:=[Headers.T45]" office:value-type="string" office:string-value="0CC8">
            <text:p>0CC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0]" office:value-type="string" office:string-value="Stream Initiate Request">
            <text:p>Stream Initiate Request</text:p>
          </table:table-cell>
          <table:table-cell table:style-name="ce363" table:formula="of:=[Headers.AZ45]" office:value-type="string" office:string-value="[19CC8sss]">
            <text:p>[19CC8sss]</text:p>
          </table:table-cell>
          <table:table-cell table:style-name="ce371" table:formula="of:=[Headers.BA45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2.1827in" svg:height="0.3902in" svg:x="3.0008in" svg:y="6.3945in" draw:caption-point-x="-0.2402in" draw:caption-point-y="0.6051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3" table:formula="of:=[Headers.T46]" office:value-type="string" office:string-value="0868">
            <text:p>086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1]" office:value-type="string" office:string-value="Stream Initiate Reply">
            <text:p>Stream Initiate Reply</text:p>
          </table:table-cell>
          <table:table-cell table:style-name="ce363" table:formula="of:=[Headers.AZ46]" office:value-type="string" office:string-value="[19868sss]">
            <text:p>[19868sss]</text:p>
          </table:table-cell>
          <table:table-cell table:style-name="ce371" table:formula="of:=[Headers.BA46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Stream Data Send</text:p>
          </table:table-cell>
          <table:table-cell table:style-name="ce333" table:formula="of:=[Headers.T47]" office:value-type="string" office:string-value="1F88">
            <text:p>1F8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42]" office:value-type="string" office:string-value="Stream Data Send">
            <text:p>Stream Data Send</text:p>
          </table:table-cell>
          <table:table-cell table:style-name="ce363" table:formula="of:=[Headers.AZ47]" office:value-type="string" office:string-value="[1Fdddsss]">
            <text:p>[1Fdddsss]</text:p>
          </table:table-cell>
          <table:table-cell table:style-name="ce371" table:formula="of:=[Headers.BA47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1.9295in" svg:height="0.3902in" svg:x="3.0008in" svg:y="6.7295in" draw:caption-point-x="-0.2402in" draw:caption-point-y="0.6051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3" table:formula="of:=[Headers.T48]" office:value-type="string" office:string-value="0888">
            <text:p>0888</text:p>
          </table:table-cell>
          <table:table-cell table:style-name="ce343" office:value-type="string">
            <text:p>Destination, Source, ID</text:p>
          </table:table-cell>
          <table:table-cell table:style-name="ce351" table:formula="of:=[.B43]" office:value-type="string" office:string-value="Stream Data Proceed">
            <text:p>Stream Data Proceed</text:p>
          </table:table-cell>
          <table:table-cell table:style-name="ce363" table:formula="of:=[Headers.AZ48]" office:value-type="string" office:string-value="[19888sss]">
            <text:p>[19888sss]</text:p>
          </table:table-cell>
          <table:table-cell table:style-name="ce371" table:formula="of:=[Headers.BA48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Stream Data Complete</text:p>
          </table:table-cell>
          <table:table-cell table:style-name="ce333" table:formula="of:=[Headers.T49]" office:value-type="string" office:string-value="08A8">
            <text:p>08A8</text:p>
          </table:table-cell>
          <table:table-cell table:style-name="ce343" office:value-type="string">
            <text:p>Destination, Source, ID, {len}</text:p>
          </table:table-cell>
          <table:table-cell table:style-name="ce351" table:formula="of:=[.B44]" office:value-type="string" office:string-value="Stream Data Complete">
            <text:p>Stream Data Complete</text:p>
          </table:table-cell>
          <table:table-cell table:style-name="ce363" table:formula="of:=[Headers.AZ49]" office:value-type="string" office:string-value="[198A8sss]">
            <text:p>[198A8sss]</text:p>
          </table:table-cell>
          <table:table-cell table:style-name="ce371" table:formula="of:=[Headers.BA49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7" office:value-type="string" table:number-columns-spanned="1" table:number-rows-spanned="2">
            <text:p>Extra</text:p>
          </table:table-cell>
          <table:table-cell table:style-name="ce324" office:value-type="string">
            <office:annotation draw:style-name="gr12" draw:text-style-name="P2" svg:width="1.3276in" svg:height="0.2346in" svg:x="3.0008in" svg:y="7.0642in" draw:caption-point-x="-0.2402in" draw:caption-point-y="0.6051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4" table:formula="of:=[Headers.T50]" office:value-type="string" office:string-value="2000">
            <text:p>2000</text:p>
          </table:table-cell>
          <table:table-cell table:style-name="ce344" office:value-type="string">
            <text:p>Source</text:p>
          </table:table-cell>
          <table:table-cell table:style-name="ce354"/>
          <table:table-cell table:style-name="ce365"/>
          <table:table-cell table:style-name="ce373"/>
          <table:table-cell table:number-columns-repeated="1017"/>
        </table:table-row>
        <table:table-row table:style-name="ro1">
          <table:covered-table-cell table:style-name="ce308"/>
          <table:table-cell table:style-name="ce325" office:value-type="string">
            <office:annotation draw:style-name="gr11" draw:text-style-name="P2" svg:width="2.6886in" svg:height="0.3902in" svg:x="3.0008in" svg:y="7.2319in" draw:caption-point-x="-0.2402in" draw:caption-point-y="0.6051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7" table:formula="of:=[Headers.T51]" office:value-type="string" office:string-value="2020">
            <text:p>2020</text:p>
          </table:table-cell>
          <table:table-cell table:style-name="ce347" office:value-type="string">
            <text:p>Source</text:p>
          </table:table-cell>
          <table:table-cell table:style-name="ce355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style-name="ce309"/>
          <table:table-cell table:style-name="ce326"/>
          <table:table-cell table:style-name="ce338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8"/>
          <table:covered-table-cell table:style-name="ce359"/>
          <table:covered-table-cell table:style-name="ce348"/>
          <table:covered-table-cell table:number-columns-repeated="20"/>
          <table:table-cell table:number-columns-repeated="997"/>
        </table:table-row>
        <table:table-row table:style-name="ro1">
          <table:table-cell table:style-name="ce310" table:number-columns-spanned="2" table:number-rows-spanned="2"/>
          <table:covered-table-cell table:style-name="ce327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9" table:number-columns-spanned="16" table:number-rows-spanned="3"/>
          <table:covered-table-cell table:style-name="ce339"/>
          <table:covered-table-cell/>
          <table:covered-table-cell table:style-name="ce359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number-columns-repeated="2" table:style-name="ce18"/>
          <table:covered-table-cell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8"/>
          <table:covered-table-cell table:number-columns-repeated="2" table:style-name="ce18"/>
          <table:covered-table-cell table:style-name="ce357"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9"/>
          <table:table-cell table:style-name="Default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/>
          <table:table-cell table:style-name="ce340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 table:number-columns-spanned="5" table:number-rows-spanned="1"/>
          <table:covered-table-cell table:number-columns-repeated="2" table:style-name="ce341"/>
          <table:covered-table-cell table:style-name="ce358"/>
          <table:covered-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09"/>
          <table:table-cell table:style-name="ce330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3">
          <table:table-cell table:style-name="ce311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2">
          <table:table-cell table:style-name="ce312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table-cell table:style-name="ce342" table:number-columns-spanned="3" table:number-rows-spanned="4"/>
          <table:covered-table-cell table:style-name="ce342"/>
          <table:covered-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3-04-25">04/25/2013</text:date> <text:s text:c="2"/><text:time>07:22:33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07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3-04-25T07:22:33</dc:date>
    <dc:creator>Bob Jacobsen</dc:creator>
    <meta:editing-duration>P9DT19H56M32S</meta:editing-duration>
    <meta:editing-cycles>42</meta:editing-cycles>
    <meta:generator>OpenOffice.org/3.4.1$Unix OpenOffice.org_project/341m1$Build-9593</meta:generator>
    <meta:document-statistic meta:table-count="2" meta:cell-count="1348" meta:object-count="15"/>
  </office:meta>
</office:document-meta>
</file>